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6_10-13-05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5 E-139-34-49.38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6_10-13-41_000.jpg</text:p>
          </table:table-cell>
          <table:table-cell table:style-name="ce16" office:value-type="string">
            <text:p>:m :lets / action activity / やること / 金；CO2、知識をいくらでも追求したいもの</text:p>
          </table:table-cell>
          <table:table-cell table:style-name="ce3"/>
          <table:table-cell table:style-name="ce3"/>
          <table:table-cell table:style-name="ce3" office:value-type="string">
            <text:p>N-35-35-28.41 E-139-34-49.22</text:p>
          </table:table-cell>
          <table:table-cell table:style-name="ce29" table:formula="of:=IF([.E3]=&quot;&quot;;[.C3];CONCATENATE([.C3];&quot; / &quot;;[.E3]))" office:value-type="string" office:string-value=":m :lets / action activity / やること / 金；CO2、知識をいくらでも追求したいもの">
            <text:p>:m :lets / action activity / やること / 金；CO2、知識をいくらでも追求したいもの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6_11-00-58_000.png</text:p>
          </table:table-cell>
          <table:table-cell table:style-name="ce16" office:value-type="string">
            <text:p>:m music / gt / score-compi / et-6 / patt-27</text:p>
          </table:table-cell>
          <table:table-cell table:style-name="ce28"/>
          <table:table-cell table:style-name="ce3"/>
          <table:table-cell table:style-name="ce3"/>
          <table:table-cell table:style-name="ce29" table:formula="of:=IF([.E4]=&quot;&quot;;[.C4];CONCATENATE([.C4];&quot; / &quot;;[.E4]))" office:value-type="string" office:string-value=":m music / gt / score-compi / et-6 / patt-27">
            <text:p>:m music / gt / score-compi / et-6 / patt-2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16_11-46-35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2 E-139-34-49.98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16_13-18-56_000.jpg</text:p>
          </table:table-cell>
          <table:table-cell table:style-name="ce16" office:value-type="string">
            <text:p>:PHOTO 記録 / PC画面 / デスクトップPC / 「IWJ」 / 寄付金、入金 / 2000</text:p>
          </table:table-cell>
          <table:table-cell table:style-name="ce20"/>
          <table:table-cell table:style-name="ce3"/>
          <table:table-cell table:style-name="ce3" office:value-type="string">
            <text:p>N-35-35-28.3 E-139-34-49.43</text:p>
          </table:table-cell>
          <table:table-cell table:style-name="ce29" table:formula="of:=IF([.E6]=&quot;&quot;;[.C6];CONCATENATE([.C6];&quot; / &quot;;[.E6]))" office:value-type="string" office:string-value=":PHOTO 記録 / PC画面 / デスクトップPC / 「IWJ」 / 寄付金、入金 / 2000">
            <text:p>:PHOTO 記録 / PC画面 / デスクトップPC / 「IWJ」 / 寄付金、入金 / 200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20-01-16_16-50-48_000.png</text:p>
          </table:table-cell>
          <table:table-cell table:style-name="ce16" office:value-type="string">
            <text:p>:m music / gt / score-compi / et-1 / patt-4</text:p>
          </table:table-cell>
          <table:table-cell table:style-name="ce13"/>
          <table:table-cell table:style-name="ce3"/>
          <table:table-cell table:style-name="ce3"/>
          <table:table-cell table:style-name="ce29" table:formula="of:=IF([.E7]=&quot;&quot;;[.C7];CONCATENATE([.C7];&quot; / &quot;;[.E7]))" office:value-type="string" office:string-value=":m music / gt / score-compi / et-1 / patt-4">
            <text:p>:m music / gt / score-compi / et-1 / patt-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16_19-05-35_000.jpg</text:p>
          </table:table-cell>
          <table:table-cell table:style-name="ce16" office:value-type="string">
            <text:p>:m music / log / gt / || s.1:fs-1,score~,theme=shuffle,R=1 || s.2:et-6,patt,patt-27(4)-4.n,r,for=flamenco:shuffle+percussion,score+,t.90,R=2 || s.3:p-1,patt,score+,k.B</text:p>
          </table:table-cell>
          <table:table-cell table:style-name="ce14"/>
          <table:table-cell table:style-name="ce3"/>
          <table:table-cell table:style-name="ce3" office:value-type="string">
            <text:p>N-35-35-28.61 E-139-34-49.22</text:p>
          </table:table-cell>
          <table:table-cell table:style-name="ce29" table:formula="of:=IF([.E8]=&quot;&quot;;[.C8];CONCATENATE([.C8];&quot; / &quot;;[.E8]))" office:value-type="string" office:string-value=":m music / log / gt / || s.1:fs-1,score~,theme=shuffle,R=1 || s.2:et-6,patt,patt-27(4)-4.n,r,for=flamenco:shuffle+percussion,score+,t.90,R=2 || s.3:p-1,patt,score+,k.B">
            <text:p>:m music / log / gt / || s.1:fs-1,score~,theme=shuffle,R=1 || s.2:et-6,patt,patt-27(4)-4.n,r,for=flamenco:shuffle+percussion,score+,t.90,R=2 || s.3:p-1,patt,score+,k.B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20-01-16_19-06-12_000.jpg</text:p>
          </table:table-cell>
          <table:table-cell table:style-name="ce16" office:value-type="string">
            <text:p>:i FX / prog / php / for-loop内での処理</text:p>
          </table:table-cell>
          <table:table-cell table:style-name="ce15"/>
          <table:table-cell table:style-name="ce3"/>
          <table:table-cell table:style-name="ce3" office:value-type="string">
            <text:p>N-35-35-28.61 E-139-34-49.22</text:p>
          </table:table-cell>
          <table:table-cell table:style-name="ce29" table:formula="of:=IF([.E9]=&quot;&quot;;[.C9];CONCATENATE([.C9];&quot; / &quot;;[.E9]))" office:value-type="string" office:string-value=":i FX / prog / php / for-loop内での処理">
            <text:p>:i FX / prog / php / for-loop内での処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16_20-55-06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45 E-139-34-49.43</text:p>
          </table:table-cell>
          <table:table-cell table:style-name="ce2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17_01-11-05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8.26 E-139-34-49.76</text:p>
          </table:table-cell>
          <table:table-cell table:style-name="ce29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21_15-06-45_000.m4a</text:p>
          </table:table-cell>
          <table:table-cell table:style-name="ce6" office:value-type="string">
            <text:p>:VOICE-MEMO / @自室 / 記録 / guitar,gt / g-2018-0721-1 / sec-5:R=1,k.A△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guitar,gt / g-2018-0721-1 / sec-5:R=1,k.A△">
            <text:p>:VOICE-MEMO / @自室 / 記録 / guitar,gt / g-2018-0721-1 / sec-5:R=1,k.A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21_15-17-37_000.m4a</text:p>
          </table:table-cell>
          <table:table-cell table:style-name="ce6" office:value-type="string">
            <text:p>:VOICE-MEMO / @自室 / 記録 / guitar,gt / g-2018-0721-2 / sec-5:k.A△,R=2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guitar,gt / g-2018-0721-2 / sec-5:k.A△,R=2">
            <text:p>:VOICE-MEMO / @自室 / 記録 / guitar,gt / g-2018-0721-2 / sec-5:k.A△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21_15-29-24_000.m4a</text:p>
          </table:table-cell>
          <table:table-cell table:style-name="ce6" office:value-type="string">
            <text:p>:VOICE-MEMO / @自室 / 記録 / guitar,gt / g-2018-0721-3 / ??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2018-0721-3 / ??">
            <text:p>:VOICE-MEMO / @自室 / 記録 / guitar,gt / g-2018-0721-3 / ??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21_18-23-52_000.m4a</text:p>
          </table:table-cell>
          <table:table-cell table:style-name="ce6" office:value-type="string">
            <text:p>:VOICE-MEMO / @自室 / 記録 / guitar,gt / g-2018-0721-(2)-1 / free,R=1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2018-0721-(2)-1 / free,R=1">
            <text:p>:VOICE-MEMO / @自室 / 記録 / guitar,gt / g-2018-0721-(2)-1 / free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21_18-33-31_000.m4a</text:p>
          </table:table-cell>
          <table:table-cell table:style-name="ce6" office:value-type="string">
            <text:p>:VOICE-MEMO / @自室 / 記録 / guitar,gt / g-2018-0721-(2)-2 / exc.trill,finger-LH.1,R=2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2018-0721-(2)-2 / exc.trill,finger-LH.1,R=2">
            <text:p>:VOICE-MEMO / @自室 / 記録 / guitar,gt / g-2018-0721-(2)-2 / exc.trill,finger-LH.1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21_18-37-57_000.m4a</text:p>
          </table:table-cell>
          <table:table-cell table:style-name="ce6" office:value-type="string">
            <text:p>:VOICE-MEMO / @自室 / 記録 / guitar,gt / g-2018-0721-(2)-3 / free,bossa-like,R=3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guitar,gt / g-2018-0721-(2)-3 / free,bossa-like,R=3">
            <text:p>:VOICE-MEMO / @自室 / 記録 / guitar,gt / g-2018-0721-(2)-3 / free,bossa-like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21_18-41-28_000.m4a</text:p>
          </table:table-cell>
          <table:table-cell table:style-name="ce6" office:value-type="string">
            <text:p>:VOICE-MEMO / @自室 / 記録 / guitar,gt / g-2018-0721-(2)-4 / free,bossa-like,R=4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2018-0721-(2)-4 / free,bossa-like,R=4">
            <text:p>:VOICE-MEMO / @自室 / 記録 / guitar,gt / g-2018-0721-(2)-4 / free,bossa-like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21_18-46-14_000.m4a</text:p>
          </table:table-cell>
          <table:table-cell table:style-name="ce6" office:value-type="string">
            <text:p>:VOICE-MEMO / @自室 / 記録 / guitar,gt / g-2018-0721-(2)-5 / exc.picking,sha-la-la,R=5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guitar,gt / g-2018-0721-(2)-5 / exc.picking,sha-la-la,R=5">
            <text:p>:VOICE-MEMO / @自室 / 記録 / guitar,gt / g-2018-0721-(2)-5 / exc.picking,sha-la-la,R=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22_17-48-02_000.m4a</text:p>
          </table:table-cell>
          <table:table-cell table:style-name="ce6" office:value-type="string">
            <text:p>:VOICE-MEMO / @自室 / 記録 / guitar,gt / g-2018-0722-1 / prev-1,R.1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記録 / guitar,gt / g-2018-0722-1 / prev-1,R.1,R=1">
            <text:p>:VOICE-MEMO / @自室 / 記録 / guitar,gt / g-2018-0722-1 / prev-1,R.1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22_18-19-35_000.m4a</text:p>
          </table:table-cell>
          <table:table-cell table:style-name="ce6" office:value-type="string">
            <text:p>:VOICE-MEMO / @自室 / 記録 / guitar,gt / g-2018-0722-2 / free,g.s.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室 / 記録 / guitar,gt / g-2018-0722-2 / free,g.s.,R=2">
            <text:p>:VOICE-MEMO / @自室 / 記録 / guitar,gt / g-2018-0722-2 / free,g.s.,R=2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2020-01-16_18-07-59_000.mov</text:p>
          </table:table-cell>
          <table:table-cell table:style-name="ce6" office:value-type="string">
            <text:p>:VIDEO / @自宅 / メモ / guitar,gt / 演奏、play / g-2020-0116-1 / fs-1,score~,theme=shuffle,R=1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IDEO / @自宅 / メモ / guitar,gt / 演奏、play / g-2020-0116-1 / fs-1,score~,theme=shuffle,R=1">
            <text:p>:VIDEO / @自宅 / メモ / guitar,gt / 演奏、play / g-2020-0116-1 / fs-1,score~,theme=shuffle,R=1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2020-01-16_18-39-18_000.mov</text:p>
          </table:table-cell>
          <table:table-cell table:style-name="ce6" office:value-type="string">
            <text:p>:VIDEO / @自宅 / メモ / guitar,gt / 演奏、play / g-2020-0116-2 / et-6,patt,patt-27(4)-4.n,r,for=flamenco:shuffle+percussion,score+,t.90,R=2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IDEO / @自宅 / メモ / guitar,gt / 演奏、play / g-2020-0116-2 / et-6,patt,patt-27(4)-4.n,r,for=flamenco:shuffle+percussion,score+,t.90,R=2">
            <text:p>:VIDEO / @自宅 / メモ / guitar,gt / 演奏、play / g-2020-0116-2 / et-6,patt,patt-27(4)-4.n,r,for=flamenco:shuffle+percussion,score+,t.90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22" office:value-type="float" office:value="43">
            <text:p>4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23">
            <text:p>2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3">
            <text:p>2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3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3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3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3];[.B236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3];[.B23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3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20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2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2020/01/17</text:date>, <text:time>08:5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7T08:50:37.27</dc:date>
    <dc:creator>iwabuchi ken</dc:creator>
    <meta:editing-duration>P16DT6H47M32S</meta:editing-duration>
    <meta:editing-cycles>6462</meta:editing-cycles>
    <meta:document-statistic meta:table-count="1" meta:cell-count="758" meta:object-count="0"/>
  </office:meta>
</office:document-meta>
</file>